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Normal" style:family="paragraph">
      <style:text-properties fo:font-size="12pt" style:font-size-asian="12pt" style:font-size-complex="12pt"/>
    </style:style>
    <style:style style:name="P3" style:parent-style-name="Normal" style:family="paragraph">
      <style:paragraph-properties fo:margin-left="0.4916in">
        <style:tab-stops/>
      </style:paragraph-properties>
      <style:text-properties fo:font-size="12pt" style:font-size-asian="12pt" style:font-size-complex="12pt"/>
    </style:style>
    <style:style style:name="P4" style:parent-style-name="Normal" style:family="paragraph">
      <style:paragraph-properties fo:margin-left="0.4916in">
        <style:tab-stops/>
      </style:paragraph-properties>
      <style:text-properties fo:font-size="12pt" style:font-size-asian="12pt" style:font-size-complex="12pt"/>
    </style:style>
    <style:style style:name="P5" style:parent-style-name="Normal" style:family="paragraph">
      <style:paragraph-properties fo:margin-left="0.4916in">
        <style:tab-stops/>
      </style:paragraph-properties>
      <style:text-properties fo:font-size="12pt" style:font-size-asian="12pt" style:font-size-complex="12pt"/>
    </style:style>
    <style:style style:name="P6" style:parent-style-name="Normal" style:family="paragraph">
      <style:paragraph-properties fo:margin-left="0.4916in">
        <style:tab-stops/>
      </style:paragraph-properties>
      <style:text-properties fo:font-size="12pt" style:font-size-asian="12pt" style:font-size-complex="12pt"/>
    </style:style>
    <style:style style:name="P7" style:parent-style-name="Normal" style:family="paragraph">
      <style:paragraph-properties fo:margin-left="0.4916in">
        <style:tab-stops/>
      </style:paragraph-properties>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style:font-weight-complex="bold" fo:font-size="12pt" style:font-size-asian="12pt" style:font-size-complex="12pt"/>
    </style:style>
    <style:style style:name="P12" style:parent-style-name="Normal" style:family="paragraph">
      <style:paragraph-properties fo:margin-left="0.4916in">
        <style:tab-stops/>
      </style:paragraph-properties>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paragraph-properties fo:margin-left="0.4916in">
        <style:tab-stops/>
      </style:paragraph-properties>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paragraph-properties fo:margin-left="0.4916in">
        <style:tab-stops/>
      </style:paragraph-properties>
      <style:text-properties fo:font-size="12pt" style:font-size-asian="12pt" style:font-size-complex="12pt"/>
    </style:style>
    <style:style style:name="T17" style:parent-style-name="Policepardéfaut" style:family="text">
      <style:text-properties fo:font-size="12pt" style:font-size-asian="12pt" style:font-size-complex="12pt"/>
    </style:style>
    <style:style style:name="T18" style:parent-style-name="Policepardéfaut" style:family="text">
      <style:text-properties fo:font-size="12pt" style:font-size-asian="12pt" style:font-size-complex="12pt"/>
    </style:style>
    <style:style style:name="T19" style:parent-style-name="Policepardéfaut" style:family="text">
      <style:text-properties fo:font-weight="bold" style:font-weight-asian="bold" style:font-weight-complex="bold" fo:font-size="12pt" style:font-size-asian="12pt" style:font-size-complex="12pt"/>
    </style:style>
    <style:style style:name="T20" style:parent-style-name="Policepardéfaut" style:family="text">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T22" style:parent-style-name="Policepardéfaut" style:family="text">
      <style:text-properties fo:font-size="12pt" style:font-size-asian="12pt" style:font-size-complex="12pt"/>
    </style:style>
    <style:style style:name="T23" style:parent-style-name="Policepardéfaut" style:family="text">
      <style:text-properties fo:font-size="12pt" style:font-size-asian="12pt" style:font-size-complex="12pt"/>
    </style:style>
    <style:style style:name="T24" style:parent-style-name="Policepardéfaut" style:family="text">
      <style:text-properties fo:font-size="12pt" style:font-size-asian="12pt" style:font-size-complex="12pt"/>
    </style:style>
    <style:style style:name="T25" style:parent-style-name="Policepardéfaut" style:family="text">
      <style:text-properties fo:font-weight="bold" style:font-weight-asian="bold" style:font-weight-complex="bold" fo:font-size="12pt" style:font-size-asian="12pt" style:font-size-complex="12pt"/>
    </style:style>
    <style:style style:name="T26" style:parent-style-name="Policepardéfaut" style:family="text">
      <style:text-properties fo:font-size="12pt" style:font-size-asian="12pt" style:font-size-complex="12pt"/>
    </style:style>
    <style:style style:name="T27" style:parent-style-name="Policepardéfaut" style:family="text">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office:automatic-styles>
  <office:body>
    <office:text text:use-soft-page-breaks="true">
      <text:p text:style-name="P1">Items évalués (livrable 2)</text:p>
      <text:p text:style-name="P2">-<text:s/>Environnement de travail mis en place :</text:p>
      <text:p text:style-name="P3">- visual studio 2022<text:s/></text:p>
      <text:p text:style-name="P4">-<text:s/>cpp 17</text:p>
      <text:p text:style-name="P5">-<text:s/>cli, clr, .NET</text:p>
      <text:p text:style-name="P6">-<text:s/>répertoire de travail github<text:s/></text:p>
      <text:p text:style-name="P7">- SQL Server 18</text:p>
      <text:p text:style-name="P8">- Dictionnaires de données : Un dictionnaire de données est un fichier qui définit le format des données dans un fichier à plat ASCII, il regroupe dans notre cas le nom de tout les attributs utilisé dans la base de données.</text:p>
      <text:p text:style-name="P9">- MCD (Modèle conceptuel de données) : a pour but d'écrire de façon formelle les données qui seront utilisées par la base de données. Il s'agit d'une représentation des données, facilement compréhensible.</text:p>
      <text:p text:style-name="P10">- MLD (Modèle logique de données) :<text:s/>Reprend le fonctionnement d’un MCD tout en rajoutant les joints entre les différentes tables de la base de donnée.</text:p>
      <text:p text:style-name="P11">- Modélisation de l’application</text:p>
      <text:p text:style-name="P12">- Diagramme de classes :</text:p>
      <text:p text:style-name="P13">Les diagrammes de classes sont l'un des types de diagrammes UML les plus utiles, car ils décrivent clairement la structure d’un système particulier en modélisant ses classes, ses attributs, ses opérations et les relations entre ses objets.<text:s/></text:p>
      <text:p text:style-name="P14">- Diagramme de cas d’utilisation :</text:p>
      <text:p text:style-name="P15">L'objectif d'un diagramme de cas d'utilisation UML est de représenter les différentes façons dont un utilisateur peut interagir avec un système.</text:p>
      <text:p text:style-name="P16">- Diagramme de séquences</text:p>
      <text:p text:style-name="Normal"><text:span text:style-name="T17">Les diagrammes de séquence sont une solution populaire de modélisation dynamique en langage UML, car ils se concentrent plus précisément sur les lignes de vie, les processus et les objets qui vivent simultanément, et les messages qu'ils échangent entre eux pour exercer une fonction avant la fin de la ligne de vie.</text:span><text:span text:style-name="T18"><text:s/>Chaque diagramme de séquence est fait pour présenter une partie du projet en particulier, dans notre cas :</text:span><text:span text:style-name="T19"><text:s/></text:span><text:span text:style-name="T20">Créer un personnel</text:span><text:span text:style-name="T21">,<text:s/></text:span><text:span text:style-name="T22">Modifier un personnel</text:span><text:span text:style-name="T23">,<text:s/></text:span><text:span text:style-name="T24">Supprimer un personnel</text:span><text:span text:style-name="T25">,<text:s/></text:span><text:span text:style-name="T26">Afficher un personnel</text:span><text:span text:style-name="T27">.</text:span></text:p>
      <text:p text:style-name="P28"/>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ugo Laplace</meta:initial-creator>
    <dc:creator>Hugo Laplace</dc:creator>
    <meta:creation-date>2022-11-22T10:22:00Z</meta:creation-date>
    <dc:date>2022-11-22T12:50:00Z</dc:date>
    <meta:template xlink:href="Normal.dotm" xlink:type="simple"/>
    <meta:editing-cycles>7</meta:editing-cycles>
    <meta:editing-duration>PT0S</meta:editing-duration>
    <meta:document-statistic meta:page-count="1" meta:paragraph-count="3" meta:word-count="271" meta:character-count="1761" meta:row-count="12" meta:non-whitespace-character-count="1493"/>
  </office:meta>
</office:document-meta>
</file>